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ess Report : Week 4</text:span></text:p>
      <text:p text:style-name="Standard"><text:span text:style-name="T1">Team:　</text:span><text:span text:style-name="T2">tean_std3_temp</text:span></text:p>
      <text:p text:style-name="P1"/>
      <text:p text:style-name="Standard"><text:span text:style-name="T3">s1250074: ex 1-3のコーディング</text:span></text:p>
      <text:p text:style-name="Standard"><text:span text:style-name="T3">遅れが出始めてきたので休み時間なども利用してex1-3,4のコーディングを進めていきた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56" meta:character-count="112" meta:non-whitespace-character-count="105"/>
    <meta:generator>LibreOfficeDev/6.0.5.2$Linux_X86_64 LibreOffice_project/</meta:generator>
  </office:meta>
</office:document-meta>
</file>